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f1f3" officeooo:paragraph-rsid="0007f1f3"/>
    </style:style>
    <style:style style:name="P2" style:family="paragraph" style:parent-style-name="Standard">
      <style:text-properties fo:language="el" fo:country="GR" officeooo:rsid="0007f1f3" officeooo:paragraph-rsid="0007f1f3"/>
    </style:style>
    <style:style style:name="P3" style:family="paragraph" style:parent-style-name="Standard">
      <style:text-properties fo:language="el" fo:country="GR" officeooo:rsid="000980ef" officeooo:paragraph-rsid="000980ef"/>
    </style:style>
    <style:style style:name="T1" style:family="text">
      <style:text-properties officeooo:rsid="00085f01"/>
    </style:style>
    <style:style style:name="T2" style:family="text">
      <style:text-properties officeooo:rsid="000f2a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be :</text:p>
      <text:p text:style-name="P2"><text:s text:c="2"/>Αρχικα για τον <text:span text:style-name="T2">έχω</text:span> <text:span text:style-name="T1">φτιάξει</text:span> μια <text:span text:style-name="T1">κλάση</text:span> που <text:span text:style-name="T1">έχει</text:span> <text:span text:style-name="T1">μέσα</text:span> ολα <text:span text:style-name="T1">όλες τις μεταβλητές που χρειάζομαι όπως το Μ k που θα περνάω μέσα στην g και την h που στην δική μας περίπτωση θα είναι σταθερά .Το Κ που παίρνω από την γραμμή εντολών είναι το table_size που είναι το μήκος του hash_table αν δεν δοθεί από την γραμμή εντολών τότε είναι d’= log(n) και εχω και έναν vector από unsigned <text:s/>το m_powers που ειναι(.................). Μεσα στην κλαση hash_table έχω θεωριτκα το hash-table μου που είναι 1 στην συγκεκριμένη περίπτωση και όχι L <text:s text:c="2"/>όπως στον LSH. Αυτό αποτελείτε απο το s_array που είναι ένα vector από vector σε (vector) που είναι τα τυχαία διανύσματα που δημιουργώ . Έχω για κάθε table_size μια σειρά από τυχαία διανύσματα ώστε να περνώ <text:s/>συνέχεια διαφορετικές τιμές για τα S. <text:s/>Επίσης έχω ένα vector απο unorder maps <text:s/>το g_value . Αυτό το vector έχει table_size μήκος ώστε για κάθε fi να ξέρω την τιμή της gi για να μπορώ α εκτελώ τον αλγόριθμο τις f ετσι κανω map την τιμη που μου επιστρεφει η f (0 ή 1) με το g και μετά καλώντας την p() κάνει concat ολα τα bits τις f() και όταν τελειώσει τα κάνει maping στο multimap με key αυτό που επεστρεωε η p() δηλαδή τα τυχαία 0 ή 1 . Τα 0 ή 1 ακολουθούν ομοιόμορφη κατανομή. Για να βρω την κοντινότερη απόσταση. Βρίσκω το P του και ψάχνω στο <text:s/>(bucket*) του multimap που έχει ίδιο <text:s/>p() . Όταν τελειώσω και τα αντικείμενα που έχω ψάξει και δεν ξεπεράσει το Μ_f(το Μ που έχουμε δώσει για τον υπερκηβο) και το probes &gt;0 αρχίζουμε να <text:s/>ψάχνουμε και σε αλλα bucket με διαφορά hamming 1 bit .Τελος για το bonus κάνουμε ακριως το ιδιο με πανω με την μονη διαφορά οτι αν ειναι η αποσταση &lt; απο το radius που έχουμε δήλωσή στην αρχη <text:s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6:05:04.950976940</meta:creation-date>
    <dc:date>2019-10-23T17:24:46.685887332</dc:date>
    <meta:editing-duration>PT28M25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15" meta:character-count="1668" meta:non-whitespace-character-count="1342"/>
  </office:meta>
</office:document-meta>
</file>